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ffff" draw:textarea-vertical-align="middle"/>
    </style:style>
    <style:style style:name="gr2" style:family="graphic" style:parent-style-name="standard">
      <style:graphic-properties draw:fill-color="#ffff99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000000" draw:textarea-vertical-align="middle"/>
    </style:style>
    <style:style style:name="gr5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999cm" svg:height="1.999cm" svg:x="2cm" svg:y="2cm" svg:viewBox="0 0 2000 2000" draw:points="0,0 0,2000 2000,2000 2000,0">
          <text:p/>
        </draw:polygon>
        <draw:polygon draw:style-name="gr2" draw:text-style-name="P1" draw:layer="layout" svg:width="2.999cm" svg:height="1.999cm" svg:x="4cm" svg:y="4cm" svg:viewBox="0 0 3000 2000" draw:points="0,2000 2000,2000 2000,1000 3000,1000 3000,0 0,0">
          <text:p/>
        </draw:polygon>
        <draw:rect draw:style-name="gr3" draw:text-style-name="P1" draw:layer="layout" svg:width="1cm" svg:height="1cm" svg:x="1cm" svg:y="1cm">
          <text:p/>
        </draw:rect>
        <draw:rect draw:style-name="gr3" draw:text-style-name="P1" draw:layer="layout" svg:width="1cm" svg:height="1cm" svg:x="1cm" svg:y="2cm">
          <text:p/>
        </draw:rect>
        <draw:rect draw:style-name="gr3" draw:text-style-name="P1" draw:layer="layout" svg:width="1cm" svg:height="1cm" svg:x="2cm" svg:y="1cm">
          <text:p/>
        </draw:rect>
        <draw:rect draw:style-name="gr3" draw:text-style-name="P1" draw:layer="layout" svg:width="1cm" svg:height="1cm" svg:x="1cm" svg:y="3cm">
          <text:p/>
        </draw:rect>
        <draw:rect draw:style-name="gr3" draw:text-style-name="P1" draw:layer="layout" svg:width="1cm" svg:height="1cm" svg:x="1cm" svg:y="4cm">
          <text:p/>
        </draw:rect>
        <draw:rect draw:style-name="gr3" draw:text-style-name="P1" draw:layer="layout" svg:width="1cm" svg:height="1cm" svg:x="2cm" svg:y="4cm">
          <text:p/>
        </draw:rect>
        <draw:rect draw:style-name="gr3" draw:text-style-name="P1" draw:layer="layout" svg:width="1cm" svg:height="1cm" svg:x="3cm" svg:y="4cm">
          <text:p/>
        </draw:rect>
        <draw:rect draw:style-name="gr3" draw:text-style-name="P1" draw:layer="layout" svg:width="1cm" svg:height="1cm" svg:x="3cm" svg:y="5cm">
          <text:p/>
        </draw:rect>
        <draw:rect draw:style-name="gr3" draw:text-style-name="P1" draw:layer="layout" svg:width="1cm" svg:height="1cm" svg:x="3cm" svg:y="6cm">
          <text:p/>
        </draw:rect>
        <draw:rect draw:style-name="gr3" draw:text-style-name="P1" draw:layer="layout" svg:width="1cm" svg:height="1cm" svg:x="4cm" svg:y="6cm">
          <text:p/>
        </draw:rect>
        <draw:rect draw:style-name="gr3" draw:text-style-name="P1" draw:layer="layout" svg:width="1cm" svg:height="1cm" svg:x="6cm" svg:y="3cm">
          <text:p/>
        </draw:rect>
        <draw:rect draw:style-name="gr3" draw:text-style-name="P1" draw:layer="layout" svg:width="1cm" svg:height="1cm" svg:x="3cm" svg:y="1cm">
          <text:p/>
        </draw:rect>
        <draw:rect draw:style-name="gr3" draw:text-style-name="P1" draw:layer="layout" svg:width="1cm" svg:height="1cm" svg:x="4cm" svg:y="1cm">
          <text:p/>
        </draw:rect>
        <draw:rect draw:style-name="gr3" draw:text-style-name="P1" draw:layer="layout" svg:width="1cm" svg:height="1cm" svg:x="4cm" svg:y="2cm">
          <text:p/>
        </draw:rect>
        <draw:rect draw:style-name="gr3" draw:text-style-name="P1" draw:layer="layout" svg:width="1cm" svg:height="1cm" svg:x="4cm" svg:y="3cm">
          <text:p/>
        </draw:rect>
        <draw:rect draw:style-name="gr3" draw:text-style-name="P1" draw:layer="layout" svg:width="1cm" svg:height="1cm" svg:x="5cm" svg:y="3cm">
          <text:p/>
        </draw:rect>
        <draw:rect draw:style-name="gr3" draw:text-style-name="P1" draw:layer="layout" svg:width="1cm" svg:height="1cm" svg:x="7cm" svg:y="3cm">
          <text:p/>
        </draw:rect>
        <draw:rect draw:style-name="gr3" draw:text-style-name="P1" draw:layer="layout" svg:width="1cm" svg:height="1cm" svg:x="7cm" svg:y="4cm">
          <text:p/>
        </draw:rect>
        <draw:rect draw:style-name="gr3" draw:text-style-name="P1" draw:layer="layout" svg:width="1cm" svg:height="1cm" svg:x="7cm" svg:y="5cm">
          <text:p/>
        </draw:rect>
        <draw:rect draw:style-name="gr3" draw:text-style-name="P1" draw:layer="layout" svg:width="1cm" svg:height="1cm" svg:x="6cm" svg:y="5cm">
          <text:p/>
        </draw:rect>
        <draw:rect draw:style-name="gr3" draw:text-style-name="P1" draw:layer="layout" svg:width="1cm" svg:height="1cm" svg:x="6cm" svg:y="6cm">
          <text:p/>
        </draw:rect>
        <draw:rect draw:style-name="gr3" draw:text-style-name="P1" draw:layer="layout" svg:width="1cm" svg:height="1cm" svg:x="5cm" svg:y="6cm">
          <text:p/>
        </draw:rect>
        <draw:circle draw:style-name="gr4" draw:text-style-name="P1" draw:layer="layout" svg:width="0.2cm" svg:height="0.2cm" svg:x="1.4cm" svg:y="1.4cm">
          <text:p/>
        </draw:circle>
        <draw:circle draw:style-name="gr4" draw:text-style-name="P1" draw:layer="layout" svg:width="0.2cm" svg:height="0.2cm" svg:x="2.4cm" svg:y="1.4cm">
          <text:p/>
        </draw:circle>
        <draw:circle draw:style-name="gr4" draw:text-style-name="P1" draw:layer="layout" svg:width="0.2cm" svg:height="0.2cm" svg:x="3.4cm" svg:y="1.4cm">
          <text:p/>
        </draw:circle>
        <draw:circle draw:style-name="gr4" draw:text-style-name="P1" draw:layer="layout" svg:width="0.2cm" svg:height="0.2cm" svg:x="4.4cm" svg:y="1.4cm">
          <text:p/>
        </draw:circle>
        <draw:circle draw:style-name="gr4" draw:text-style-name="P1" draw:layer="layout" svg:width="0.2cm" svg:height="0.2cm" svg:x="1.4cm" svg:y="2.4cm">
          <text:p/>
        </draw:circle>
        <draw:circle draw:style-name="gr4" draw:text-style-name="P1" draw:layer="layout" svg:width="0.2cm" svg:height="0.2cm" svg:x="4.4cm" svg:y="2.4cm">
          <text:p/>
        </draw:circle>
        <draw:circle draw:style-name="gr4" draw:text-style-name="P1" draw:layer="layout" svg:width="0.2cm" svg:height="0.2cm" svg:x="1.4cm" svg:y="3.4cm">
          <text:p/>
        </draw:circle>
        <draw:circle draw:style-name="gr4" draw:text-style-name="P1" draw:layer="layout" svg:width="0.2cm" svg:height="0.2cm" svg:x="4.4cm" svg:y="3.4cm">
          <text:p/>
        </draw:circle>
        <draw:circle draw:style-name="gr4" draw:text-style-name="P1" draw:layer="layout" svg:width="0.2cm" svg:height="0.2cm" svg:x="1.4cm" svg:y="4.4cm">
          <text:p/>
        </draw:circle>
        <draw:circle draw:style-name="gr4" draw:text-style-name="P1" draw:layer="layout" svg:width="0.2cm" svg:height="0.2cm" svg:x="2.4cm" svg:y="4.4cm">
          <text:p/>
        </draw:circle>
        <draw:circle draw:style-name="gr4" draw:text-style-name="P1" draw:layer="layout" svg:width="0.2cm" svg:height="0.2cm" svg:x="3.4cm" svg:y="4.4cm">
          <text:p/>
        </draw:circle>
        <draw:circle draw:style-name="gr4" draw:text-style-name="P1" draw:layer="layout" svg:width="0.2cm" svg:height="0.2cm" svg:x="5.4cm" svg:y="3.4cm">
          <text:p/>
        </draw:circle>
        <draw:circle draw:style-name="gr4" draw:text-style-name="P1" draw:layer="layout" svg:width="0.2cm" svg:height="0.2cm" svg:x="6.4cm" svg:y="3.4cm">
          <text:p/>
        </draw:circle>
        <draw:circle draw:style-name="gr4" draw:text-style-name="P1" draw:layer="layout" svg:width="0.2cm" svg:height="0.2cm" svg:x="7.4cm" svg:y="3.4cm">
          <text:p/>
        </draw:circle>
        <draw:circle draw:style-name="gr4" draw:text-style-name="P1" draw:layer="layout" svg:width="0.2cm" svg:height="0.2cm" svg:x="3.4cm" svg:y="6.4cm">
          <text:p/>
        </draw:circle>
        <draw:circle draw:style-name="gr4" draw:text-style-name="P1" draw:layer="layout" svg:width="0.2cm" svg:height="0.2cm" svg:x="4.4cm" svg:y="6.4cm">
          <text:p/>
        </draw:circle>
        <draw:circle draw:style-name="gr4" draw:text-style-name="P1" draw:layer="layout" svg:width="0.2cm" svg:height="0.2cm" svg:x="5.4cm" svg:y="6.4cm">
          <text:p/>
        </draw:circle>
        <draw:circle draw:style-name="gr4" draw:text-style-name="P1" draw:layer="layout" svg:width="0.2cm" svg:height="0.2cm" svg:x="6.4cm" svg:y="6.4cm">
          <text:p/>
        </draw:circle>
        <draw:circle draw:style-name="gr4" draw:text-style-name="P1" draw:layer="layout" svg:width="0.2cm" svg:height="0.2cm" svg:x="6.4cm" svg:y="5.4cm">
          <text:p/>
        </draw:circle>
        <draw:circle draw:style-name="gr4" draw:text-style-name="P1" draw:layer="layout" svg:width="0.2cm" svg:height="0.2cm" svg:x="7.4cm" svg:y="5.4cm">
          <text:p/>
        </draw:circle>
        <draw:circle draw:style-name="gr4" draw:text-style-name="P1" draw:layer="layout" svg:width="0.2cm" svg:height="0.2cm" svg:x="7.4cm" svg:y="4.4cm">
          <text:p/>
        </draw:circle>
        <draw:circle draw:style-name="gr4" draw:text-style-name="P1" draw:layer="layout" svg:width="0.2cm" svg:height="0.2cm" svg:x="3.4cm" svg:y="5.4cm">
          <text:p/>
        </draw:circle>
        <draw:polygon draw:style-name="gr5" draw:text-style-name="P1" draw:layer="layout" svg:width="5.999cm" svg:height="4.999cm" svg:x="1.5cm" svg:y="1.5cm" svg:viewBox="0 0 6000 5000" draw:points="0,0 0,3000 2000,3000 2000,5000 5000,5000 5000,4000 6000,4000 6000,2000 3000,2000 3000,0">
          <text:p/>
        </draw:polygon>
        <draw:frame draw:style-name="gr6" draw:layer="layout" svg:width="1.594cm" svg:height="0.963cm" svg:x="6.7cm" svg:y="1cm">
          <draw:text-box>
            <text:p>Ext.</text:p>
          </draw:text-box>
        </draw:frame>
        <draw:frame draw:style-name="gr6" draw:layer="layout" svg:width="1.738cm" svg:height="0.963cm" svg:x="2.2cm" svg:y="2.437cm">
          <draw:text-box>
            <text:p>Int.1</text:p>
          </draw:text-box>
        </draw:frame>
        <draw:frame draw:style-name="gr6" draw:layer="layout" svg:width="1.916cm" svg:height="0.963cm" svg:x="4.1cm" svg:y="4.337cm">
          <draw:text-box>
            <text:p>Int.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olygons"/>
      <draw:layer draw:name="nod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2:58:29.680000000</meta:creation-date>
    <dc:date>2023-01-06T16:06:36.98</dc:date>
    <meta:editing-duration>PT33M50S</meta:editing-duration>
    <meta:editing-cycles>8</meta:editing-cycles>
    <meta:generator>OpenOffice/4.1.9$Win32 OpenOffice.org_project/419m1$Build-9805</meta:generator>
    <dc:creator>David Legland</dc:creator>
    <meta:document-statistic meta:object-count="50"/>
  </office:meta>
</office:document-meta>
</file>